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10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5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1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3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3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2-0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787" calcext:value-type="float">
            <text:p>13.43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2730322581" calcext:value-type="float">
            <text:p>13.688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461625" calcext:value-type="float">
            <text:p>14.074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984" calcext:value-type="float">
            <text:p>13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96985" calcext:value-type="float">
            <text:p>13.589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7024" calcext:value-type="float">
            <text:p>14.17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6252903226" calcext:value-type="float">
            <text:p>14.810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019075" calcext:value-type="float">
            <text:p>14.4801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89896774194" calcext:value-type="float">
            <text:p>14.038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2836129032" calcext:value-type="float">
            <text:p>13.576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7456" calcext:value-type="float">
            <text:p>13.2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818" calcext:value-type="float">
            <text:p>13.02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4779862069" calcext:value-type="float">
            <text:p>13.9647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078" calcext:value-type="float">
            <text:p>14.340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59174193548" calcext:value-type="float">
            <text:p>14.77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5632" calcext:value-type="float">
            <text:p>14.8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927825" calcext:value-type="float">
            <text:p>14.7992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5792" calcext:value-type="float">
            <text:p>14.8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2270967742" calcext:value-type="float">
            <text:p>14.611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771425" calcext:value-type="float">
            <text:p>14.4777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8872258065" calcext:value-type="float">
            <text:p>14.091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94590967742" calcext:value-type="float">
            <text:p>13.419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343483871" calcext:value-type="float">
            <text:p>12.617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4957419355" calcext:value-type="float">
            <text:p>12.139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9368275862" calcext:value-type="float">
            <text:p>11.81793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688516129" calcext:value-type="float">
            <text:p>12.0226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76030967742" calcext:value-type="float">
            <text:p>13.047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44168" calcext:value-type="float">
            <text:p>14.10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8892903226" calcext:value-type="float">
            <text:p>14.2558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80526451613" calcext:value-type="float">
            <text:p>14.088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9785806452" calcext:value-type="float">
            <text:p>14.109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25175" calcext:value-type="float">
            <text:p>14.587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53784" calcext:value-type="float">
            <text:p>14.63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7842580645" calcext:value-type="float">
            <text:p>14.8657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88214193548" calcext:value-type="float">
            <text:p>14.3888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59735" calcext:value-type="float">
            <text:p>14.2659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9442857143" calcext:value-type="float">
            <text:p>14.6309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35458064516" calcext:value-type="float">
            <text:p>14.973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6082580645" calcext:value-type="float">
            <text:p>14.981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724" calcext:value-type="float">
            <text:p>14.9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472" calcext:value-type="float">
            <text:p>14.9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93752258065" calcext:value-type="float">
            <text:p>15.3293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95025" calcext:value-type="float">
            <text:p>15.2229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8412307692" calcext:value-type="float">
            <text:p>14.9368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3029677419" calcext:value-type="float">
            <text:p>14.923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4343225806" calcext:value-type="float">
            <text:p>14.499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404" calcext:value-type="float">
            <text:p>14.28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6786206897" calcext:value-type="float">
            <text:p>14.1006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99664516129" calcext:value-type="float">
            <text:p>14.47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2414285714" calcext:value-type="float">
            <text:p>14.8312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70808888889" calcext:value-type="float">
            <text:p>14.85708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45325" calcext:value-type="float">
            <text:p>14.6754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16904" calcext:value-type="float">
            <text:p>14.59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32375" calcext:value-type="float">
            <text:p>14.401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9958709677" calcext:value-type="float">
            <text:p>14.149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5393548387" calcext:value-type="float">
            <text:p>13.50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4072258065" calcext:value-type="float">
            <text:p>12.9184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8686451613" calcext:value-type="float">
            <text:p>12.9968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9776" calcext:value-type="float">
            <text:p>12.9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3948387097" calcext:value-type="float">
            <text:p>13.45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61375483871" calcext:value-type="float">
            <text:p>14.546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6116129032" calcext:value-type="float">
            <text:p>14.67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67561290323" calcext:value-type="float">
            <text:p>14.726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6572" calcext:value-type="float">
            <text:p>14.73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63375" calcext:value-type="float">
            <text:p>14.976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48647741936" calcext:value-type="float">
            <text:p>14.784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42402580645" calcext:value-type="float">
            <text:p>14.704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83878709677" calcext:value-type="float">
            <text:p>14.2383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01072" calcext:value-type="float">
            <text:p>13.7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12875" calcext:value-type="float">
            <text:p>13.603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8924137931" calcext:value-type="float">
            <text:p>13.6828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3965" calcext:value-type="float">
            <text:p>13.840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29375" calcext:value-type="float">
            <text:p>14.5422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64900645161" calcext:value-type="float">
            <text:p>14.736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5179354839" calcext:value-type="float">
            <text:p>14.664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75545806452" calcext:value-type="float">
            <text:p>14.527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29734193548" calcext:value-type="float">
            <text:p>14.842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00305" calcext:value-type="float">
            <text:p>13.9600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076" calcext:value-type="float">
            <text:p>12.80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1703" calcext:value-type="float">
            <text:p>12.101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9596" calcext:value-type="float">
            <text:p>12.7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00695" calcext:value-type="float">
            <text:p>13.5100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2728571429" calcext:value-type="float">
            <text:p>13.8852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478925" calcext:value-type="float">
            <text:p>13.9347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8975483871" calcext:value-type="float">
            <text:p>14.149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358875" calcext:value-type="float">
            <text:p>13.473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5984" calcext:value-type="float">
            <text:p>12.96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19895" calcext:value-type="float">
            <text:p>13.631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5006451613" calcext:value-type="float">
            <text:p>14.243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5909677419" calcext:value-type="float">
            <text:p>14.941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4469677419" calcext:value-type="float">
            <text:p>14.932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9055483871" calcext:value-type="float">
            <text:p>13.832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42575" calcext:value-type="float">
            <text:p>13.6934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64917142857" calcext:value-type="float">
            <text:p>15.1464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4686" calcext:value-type="float">
            <text:p>15.39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97825" calcext:value-type="float">
            <text:p>15.446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1144" calcext:value-type="float">
            <text:p>15.4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9639" calcext:value-type="float">
            <text:p>15.399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69032" calcext:value-type="float">
            <text:p>15.5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42562580645" calcext:value-type="float">
            <text:p>15.5942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97734193548" calcext:value-type="float">
            <text:p>15.909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72145714286" calcext:value-type="float">
            <text:p>15.4872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7636129032" calcext:value-type="float">
            <text:p>15.511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4872258065" calcext:value-type="float">
            <text:p>15.082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7220645161" calcext:value-type="float">
            <text:p>15.068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84438709677" calcext:value-type="float">
            <text:p>15.44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86867096774" calcext:value-type="float">
            <text:p>15.4986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79192" calcext:value-type="float">
            <text:p>15.50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9770322581" calcext:value-type="float">
            <text:p>15.5109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2328" calcext:value-type="float">
            <text:p>15.5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1107096774" calcext:value-type="float">
            <text:p>15.8431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978" calcext:value-type="float">
            <text:p>15.82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63984" calcext:value-type="float">
            <text:p>16.44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4745806452" calcext:value-type="float">
            <text:p>15.792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14" calcext:value-type="float">
            <text:p>15.0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58650322581" calcext:value-type="float">
            <text:p>14.995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47002857143" calcext:value-type="float">
            <text:p>14.9647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9317" calcext:value-type="float">
            <text:p>15.109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9029677419" calcext:value-type="float">
            <text:p>15.1519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66576" calcext:value-type="float">
            <text:p>15.11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54025" calcext:value-type="float">
            <text:p>14.9905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7992" calcext:value-type="float">
            <text:p>14.80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6703448276" calcext:value-type="float">
            <text:p>14.625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714" calcext:value-type="float">
            <text:p>14.47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88664" calcext:value-type="float">
            <text:p>14.34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23925" calcext:value-type="float">
            <text:p>13.7252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9676521739" calcext:value-type="float">
            <text:p>12.893967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4010322581" calcext:value-type="float">
            <text:p>12.4264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7142857143" calcext:value-type="float">
            <text:p>12.40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127025" calcext:value-type="float">
            <text:p>13.211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96781935484" calcext:value-type="float">
            <text:p>13.869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948" calcext:value-type="float">
            <text:p>14.31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3646451613" calcext:value-type="float">
            <text:p>14.298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11179354839" calcext:value-type="float">
            <text:p>14.131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5858064516" calcext:value-type="float">
            <text:p>14.15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84461935484" calcext:value-type="float">
            <text:p>13.918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2624" calcext:value-type="float">
            <text:p>13.5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68867096774" calcext:value-type="float">
            <text:p>12.526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8296774194" calcext:value-type="float">
            <text:p>12.37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4307096774" calcext:value-type="float">
            <text:p>14.212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9155555556" calcext:value-type="float">
            <text:p>14.1269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8678709677" calcext:value-type="float">
            <text:p>13.887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37089032258" calcext:value-type="float">
            <text:p>14.213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06660645161" calcext:value-type="float">
            <text:p>14.620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42915" calcext:value-type="float">
            <text:p>14.524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56736" calcext:value-type="float">
            <text:p>14.3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1437419355" calcext:value-type="float">
            <text:p>15.038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68307096774" calcext:value-type="float">
            <text:p>15.1268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67140645161" calcext:value-type="float">
            <text:p>15.7667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5210322581" calcext:value-type="float">
            <text:p>14.910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0595862069" calcext:value-type="float">
            <text:p>13.7460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8025806452" calcext:value-type="float">
            <text:p>13.844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0551111111" calcext:value-type="float">
            <text:p>14.80605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79935" calcext:value-type="float">
            <text:p>15.1879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9094193548" calcext:value-type="float">
            <text:p>15.4739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2664" calcext:value-type="float">
            <text:p>15.5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371" calcext:value-type="float">
            <text:p>15.541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7768" calcext:value-type="float">
            <text:p>15.58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0456774194" calcext:value-type="float">
            <text:p>15.630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1667096774" calcext:value-type="float">
            <text:p>15.910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1136" calcext:value-type="float">
            <text:p>16.2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4382222222" calcext:value-type="float">
            <text:p>16.23443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90584" calcext:value-type="float">
            <text:p>14.8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142525" calcext:value-type="float">
            <text:p>14.4514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44371428571" calcext:value-type="float">
            <text:p>14.274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5860869565" calcext:value-type="float">
            <text:p>14.54558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3501818182" calcext:value-type="float">
            <text:p>15.13235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2608" calcext:value-type="float">
            <text:p>15.14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9080516129" calcext:value-type="float">
            <text:p>15.159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4683870968" calcext:value-type="float">
            <text:p>15.300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4580645161" calcext:value-type="float">
            <text:p>15.62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273475" calcext:value-type="float">
            <text:p>15.022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7316129032" calcext:value-type="float">
            <text:p>14.493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85896" calcext:value-type="float">
            <text:p>14.31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499725" calcext:value-type="float">
            <text:p>14.0749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3637142857" calcext:value-type="float">
            <text:p>14.1223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81798709677" calcext:value-type="float">
            <text:p>14.098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41775483871" calcext:value-type="float">
            <text:p>14.104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3299310345" calcext:value-type="float">
            <text:p>13.74132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1176774194" calcext:value-type="float">
            <text:p>13.158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10672" calcext:value-type="float">
            <text:p>12.5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50925" calcext:value-type="float">
            <text:p>12.0755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10335483871" calcext:value-type="float">
            <text:p>12.571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732" calcext:value-type="float">
            <text:p>12.7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67249032258" calcext:value-type="float">
            <text:p>12.4367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7749677419" calcext:value-type="float">
            <text:p>12.2227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85901935484" calcext:value-type="float">
            <text:p>14.308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15525714286" calcext:value-type="float">
            <text:p>14.3815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1308387097" calcext:value-type="float">
            <text:p>14.394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296" calcext:value-type="float">
            <text:p>14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4904" calcext:value-type="float">
            <text:p>14.6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96944516129" calcext:value-type="float">
            <text:p>14.589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92872727273" calcext:value-type="float">
            <text:p>15.079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9855483871" calcext:value-type="float">
            <text:p>15.615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9768516129" calcext:value-type="float">
            <text:p>15.329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86368" calcext:value-type="float">
            <text:p>14.8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6002580645" calcext:value-type="float">
            <text:p>14.9176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8931612903" calcext:value-type="float">
            <text:p>14.3728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4967741935" calcext:value-type="float">
            <text:p>14.126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4251034483" calcext:value-type="float">
            <text:p>14.3714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20625" calcext:value-type="float">
            <text:p>14.6042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9659354839" calcext:value-type="float">
            <text:p>14.438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2608" calcext:value-type="float">
            <text:p>14.2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083" calcext:value-type="float">
            <text:p>13.999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9144" calcext:value-type="float">
            <text:p>13.7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66369032258" calcext:value-type="float">
            <text:p>13.256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67625" calcext:value-type="float">
            <text:p>13.0306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0736" calcext:value-type="float">
            <text:p>13.3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4843870968" calcext:value-type="float">
            <text:p>13.142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11550967742" calcext:value-type="float">
            <text:p>12.511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22299354839" calcext:value-type="float">
            <text:p>13.122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9685714286" calcext:value-type="float">
            <text:p>14.280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6225" calcext:value-type="float">
            <text:p>14.505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6353548387" calcext:value-type="float">
            <text:p>14.657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6619354839" calcext:value-type="float">
            <text:p>15.054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104775" calcext:value-type="float">
            <text:p>15.2410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0592" calcext:value-type="float">
            <text:p>15.73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06064516129" calcext:value-type="float">
            <text:p>15.79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7552727273" calcext:value-type="float">
            <text:p>15.77575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51932" calcext:value-type="float">
            <text:p>15.79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19054285714" calcext:value-type="float">
            <text:p>15.5719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593" calcext:value-type="float">
            <text:p>15.158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89011612903" calcext:value-type="float">
            <text:p>15.1989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3825" calcext:value-type="float">
            <text:p>15.36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82299354839" calcext:value-type="float">
            <text:p>15.408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1504" calcext:value-type="float">
            <text:p>15.3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0418064516" calcext:value-type="float">
            <text:p>15.132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3576" calcext:value-type="float">
            <text:p>15.12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03238709677" calcext:value-type="float">
            <text:p>15.250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473" calcext:value-type="float">
            <text:p>14.833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4846451613" calcext:value-type="float">
            <text:p>14.496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61675" calcext:value-type="float">
            <text:p>14.459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4596129032" calcext:value-type="float">
            <text:p>13.841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123" calcext:value-type="float">
            <text:p>14.700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7857142857" calcext:value-type="float">
            <text:p>15.212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876175" calcext:value-type="float">
            <text:p>15.2387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9292903226" calcext:value-type="float">
            <text:p>15.337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588" calcext:value-type="float">
            <text:p>15.3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7551428571" calcext:value-type="float">
            <text:p>15.2947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99070967742" calcext:value-type="float">
            <text:p>15.479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1698" calcext:value-type="float">
            <text:p>15.87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3585" calcext:value-type="float">
            <text:p>15.8223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6926451613" calcext:value-type="float">
            <text:p>15.779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23925" calcext:value-type="float">
            <text:p>15.2492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86301935484" calcext:value-type="float">
            <text:p>14.6286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4203870968" calcext:value-type="float">
            <text:p>14.916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126" calcext:value-type="float">
            <text:p>15.105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599825" calcext:value-type="float">
            <text:p>15.225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800975" calcext:value-type="float">
            <text:p>15.3180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8136774194" calcext:value-type="float">
            <text:p>15.297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5701818182" calcext:value-type="float">
            <text:p>15.3685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45458064516" calcext:value-type="float">
            <text:p>15.354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644425" calcext:value-type="float">
            <text:p>15.746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1529" calcext:value-type="float">
            <text:p>15.28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2123870968" calcext:value-type="float">
            <text:p>15.157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7105" calcext:value-type="float">
            <text:p>14.93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6572903226" calcext:value-type="float">
            <text:p>14.685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788975" calcext:value-type="float">
            <text:p>14.3578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5591724138" calcext:value-type="float">
            <text:p>14.2485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95115" calcext:value-type="float">
            <text:p>14.379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1615" calcext:value-type="float">
            <text:p>14.2461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3656" calcext:value-type="float">
            <text:p>13.92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904425" calcext:value-type="float">
            <text:p>13.689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2126451613" calcext:value-type="float">
            <text:p>14.225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08425" calcext:value-type="float">
            <text:p>14.36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00998709677" calcext:value-type="float">
            <text:p>14.220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0910967742" calcext:value-type="float">
            <text:p>13.904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8364" calcext:value-type="float">
            <text:p>12.8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8067368421" calcext:value-type="float">
            <text:p>11.447806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8603870968" calcext:value-type="float">
            <text:p>11.5788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52223448276" calcext:value-type="float">
            <text:p>12.56522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15825" calcext:value-type="float">
            <text:p>13.077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70175483871" calcext:value-type="float">
            <text:p>13.967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2526451613" calcext:value-type="float">
            <text:p>14.5452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60875" calcext:value-type="float">
            <text:p>14.7766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0603870968" calcext:value-type="float">
            <text:p>14.703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2963" calcext:value-type="float">
            <text:p>14.5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779575" calcext:value-type="float">
            <text:p>14.367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73814193548" calcext:value-type="float">
            <text:p>14.2973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50175" calcext:value-type="float">
            <text:p>14.301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0338064516" calcext:value-type="float">
            <text:p>13.925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9513" calcext:value-type="float">
            <text:p>13.629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48653793104" calcext:value-type="float">
            <text:p>14.25486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731" calcext:value-type="float">
            <text:p>14.611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93975" calcext:value-type="float">
            <text:p>14.757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4392" calcext:value-type="float">
            <text:p>14.71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0755" calcext:value-type="float">
            <text:p>14.701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336525" calcext:value-type="float">
            <text:p>14.733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710875" calcext:value-type="float">
            <text:p>14.9671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9248" calcext:value-type="float">
            <text:p>14.6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37771428571" calcext:value-type="float">
            <text:p>14.073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209225" calcext:value-type="float">
            <text:p>13.6920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53225" calcext:value-type="float">
            <text:p>13.0215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3499354839" calcext:value-type="float">
            <text:p>13.7013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49144" calcext:value-type="float">
            <text:p>14.2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4376774194" calcext:value-type="float">
            <text:p>14.575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53104516129" calcext:value-type="float">
            <text:p>14.565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8464" calcext:value-type="float">
            <text:p>14.56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16898064516" calcext:value-type="float">
            <text:p>14.6016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03896" calcext:value-type="float">
            <text:p>14.7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0438709677" calcext:value-type="float">
            <text:p>14.915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7221052632" calcext:value-type="float">
            <text:p>14.6007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8484" calcext:value-type="float">
            <text:p>13.77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1416774194" calcext:value-type="float">
            <text:p>13.731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064" calcext:value-type="float">
            <text:p>12.9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4514285714" calcext:value-type="float">
            <text:p>13.082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4098064516" calcext:value-type="float">
            <text:p>13.123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1917419355" calcext:value-type="float">
            <text:p>12.755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7352" calcext:value-type="float">
            <text:p>12.38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92934193548" calcext:value-type="float">
            <text:p>12.069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7536" calcext:value-type="float">
            <text:p>12.45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7527741936" calcext:value-type="float">
            <text:p>12.364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38557419355" calcext:value-type="float">
            <text:p>12.733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196" calcext:value-type="float">
            <text:p>13.7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6139354839" calcext:value-type="float">
            <text:p>13.9086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1116" calcext:value-type="float">
            <text:p>13.50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2033548387" calcext:value-type="float">
            <text:p>13.868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32745714286" calcext:value-type="float">
            <text:p>14.4432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32972903226" calcext:value-type="float">
            <text:p>14.853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66691612903" calcext:value-type="float">
            <text:p>14.866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1992" calcext:value-type="float">
            <text:p>14.8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7808516129" calcext:value-type="float">
            <text:p>14.887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326" calcext:value-type="float">
            <text:p>14.6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36214193548" calcext:value-type="float">
            <text:p>14.693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4526451613" calcext:value-type="float">
            <text:p>14.240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78312" calcext:value-type="float">
            <text:p>13.7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5566451613" calcext:value-type="float">
            <text:p>12.786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2264" calcext:value-type="float">
            <text:p>12.14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4518709677" calcext:value-type="float">
            <text:p>12.8454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03931428571" calcext:value-type="float">
            <text:p>13.1603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43865806452" calcext:value-type="float">
            <text:p>13.564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30036129032" calcext:value-type="float">
            <text:p>14.003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76576" calcext:value-type="float">
            <text:p>14.2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44379354839" calcext:value-type="float">
            <text:p>14.024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3424" calcext:value-type="float">
            <text:p>13.9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63775" calcext:value-type="float">
            <text:p>13.8656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243675" calcext:value-type="float">
            <text:p>14.162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7648" calcext:value-type="float">
            <text:p>13.84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10695" calcext:value-type="float">
            <text:p>13.8910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24676129032" calcext:value-type="float">
            <text:p>12.762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01481290323" calcext:value-type="float">
            <text:p>12.910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14352" calcext:value-type="float">
            <text:p>13.92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104175" calcext:value-type="float">
            <text:p>14.4310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59425" calcext:value-type="float">
            <text:p>14.279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2632" calcext:value-type="float">
            <text:p>14.0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0359" calcext:value-type="float">
            <text:p>13.540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29984" calcext:value-type="float">
            <text:p>13.3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34290909091" calcext:value-type="float">
            <text:p>12.7734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3576774194" calcext:value-type="float">
            <text:p>12.411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7246451613" calcext:value-type="float">
            <text:p>12.606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546025" calcext:value-type="float">
            <text:p>12.4454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18203870968" calcext:value-type="float">
            <text:p>12.4018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6418064516" calcext:value-type="float">
            <text:p>12.3126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89754482759" calcext:value-type="float">
            <text:p>13.55897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83338181818" calcext:value-type="float">
            <text:p>14.97833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751725" calcext:value-type="float">
            <text:p>15.187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9042580645" calcext:value-type="float">
            <text:p>15.063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39775" calcext:value-type="float">
            <text:p>14.993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6028387097" calcext:value-type="float">
            <text:p>15.122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275225" calcext:value-type="float">
            <text:p>15.1627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13963636364" calcext:value-type="float">
            <text:p>14.7513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22632258065" calcext:value-type="float">
            <text:p>14.05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91925" calcext:value-type="float">
            <text:p>13.450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92748387097" calcext:value-type="float">
            <text:p>12.87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51225" calcext:value-type="float">
            <text:p>12.861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9224827586" calcext:value-type="float">
            <text:p>13.1089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7825" calcext:value-type="float">
            <text:p>13.49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3703225807" calcext:value-type="float">
            <text:p>14.368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2349" calcext:value-type="float">
            <text:p>14.222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92438709677" calcext:value-type="float">
            <text:p>14.22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183525" calcext:value-type="float">
            <text:p>13.9218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87347096774" calcext:value-type="float">
            <text:p>14.3587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5355" calcext:value-type="float">
            <text:p>14.952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8619354839" calcext:value-type="float">
            <text:p>14.749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2538" calcext:value-type="float">
            <text:p>14.972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96576551724" calcext:value-type="float">
            <text:p>15.04965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939475" calcext:value-type="float">
            <text:p>14.969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09675" calcext:value-type="float">
            <text:p>14.8710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10996129032" calcext:value-type="float">
            <text:p>14.771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87125" calcext:value-type="float">
            <text:p>14.590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6670967742" calcext:value-type="float">
            <text:p>14.702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7985" calcext:value-type="float">
            <text:p>14.770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2895" calcext:value-type="float">
            <text:p>14.889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399483871" calcext:value-type="float">
            <text:p>15.3513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7931" calcext:value-type="float">
            <text:p>14.68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1755" calcext:value-type="float">
            <text:p>13.977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4968" calcext:value-type="float">
            <text:p>14.6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2104" calcext:value-type="float">
            <text:p>14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250675" calcext:value-type="float">
            <text:p>14.7225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99953548387" calcext:value-type="float">
            <text:p>14.489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05675" calcext:value-type="float">
            <text:p>14.1700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31948387097" calcext:value-type="float">
            <text:p>13.76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348975" calcext:value-type="float">
            <text:p>13.443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3805" calcext:value-type="float">
            <text:p>12.9503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28312258064" calcext:value-type="float">
            <text:p>13.2628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301125" calcext:value-type="float">
            <text:p>12.663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25150967742" calcext:value-type="float">
            <text:p>11.9625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181825" calcext:value-type="float">
            <text:p>12.261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7062068966" calcext:value-type="float">
            <text:p>12.731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4318" calcext:value-type="float">
            <text:p>13.974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5505" calcext:value-type="float">
            <text:p>14.691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3716129032" calcext:value-type="float">
            <text:p>15.042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6625454546" calcext:value-type="float">
            <text:p>14.98766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97460645161" calcext:value-type="float">
            <text:p>14.879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005" calcext:value-type="float">
            <text:p>14.899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380125" calcext:value-type="float">
            <text:p>15.1738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8105806452" calcext:value-type="float">
            <text:p>14.670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60915" calcext:value-type="float">
            <text:p>13.686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9032258065" calcext:value-type="float">
            <text:p>13.07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28375" calcext:value-type="float">
            <text:p>12.557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4910344828" calcext:value-type="float">
            <text:p>13.0464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10525" calcext:value-type="float">
            <text:p>13.7961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81555" calcext:value-type="float">
            <text:p>14.1981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6923870968" calcext:value-type="float">
            <text:p>14.8066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07975" calcext:value-type="float">
            <text:p>14.735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5803870968" calcext:value-type="float">
            <text:p>14.6725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49925" calcext:value-type="float">
            <text:p>14.6624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251175" calcext:value-type="float">
            <text:p>14.7625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77563870968" calcext:value-type="float">
            <text:p>14.937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0687" calcext:value-type="float">
            <text:p>14.640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7932903226" calcext:value-type="float">
            <text:p>14.249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002675" calcext:value-type="float">
            <text:p>13.9300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14317241379" calcext:value-type="float">
            <text:p>13.951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38325" calcext:value-type="float">
            <text:p>14.1153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155575" calcext:value-type="float">
            <text:p>13.971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82732903226" calcext:value-type="float">
            <text:p>13.518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8605" calcext:value-type="float">
            <text:p>12.980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27050322581" calcext:value-type="float">
            <text:p>12.572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50955" calcext:value-type="float">
            <text:p>12.575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12625" calcext:value-type="float">
            <text:p>13.5831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0934193548" calcext:value-type="float">
            <text:p>13.136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430375" calcext:value-type="float">
            <text:p>11.574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75718709677" calcext:value-type="float">
            <text:p>10.757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293775" calcext:value-type="float">
            <text:p>11.3129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124" calcext:value-type="float">
            <text:p>12.8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43775" calcext:value-type="float">
            <text:p>13.4084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401725" calcext:value-type="float">
            <text:p>13.854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53858064516" calcext:value-type="float">
            <text:p>14.45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9494" calcext:value-type="float">
            <text:p>14.23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06670967742" calcext:value-type="float">
            <text:p>13.940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91045" calcext:value-type="float">
            <text:p>13.409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741" calcext:value-type="float">
            <text:p>12.786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38443870968" calcext:value-type="float">
            <text:p>12.593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00487272727" calcext:value-type="float">
            <text:p>12.12004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3669677419" calcext:value-type="float">
            <text:p>12.006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3825454546" calcext:value-type="float">
            <text:p>12.49338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5114482759" calcext:value-type="float">
            <text:p>13.2755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18734545455" calcext:value-type="float">
            <text:p>13.81187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10312258065" calcext:value-type="float">
            <text:p>14.1010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2975" calcext:value-type="float">
            <text:p>13.810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9527741936" calcext:value-type="float">
            <text:p>13.5839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43175" calcext:value-type="float">
            <text:p>13.360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61675" calcext:value-type="float">
            <text:p>14.078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5938064516" calcext:value-type="float">
            <text:p>14.214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37475" calcext:value-type="float">
            <text:p>14.047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4730322581" calcext:value-type="float">
            <text:p>14.145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146925" calcext:value-type="float">
            <text:p>14.041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44449655172" calcext:value-type="float">
            <text:p>14.2544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0425" calcext:value-type="float">
            <text:p>14.81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50325" calcext:value-type="float">
            <text:p>15.4565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13009032258" calcext:value-type="float">
            <text:p>15.521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3449" calcext:value-type="float">
            <text:p>15.403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71948387097" calcext:value-type="float">
            <text:p>15.28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58415" calcext:value-type="float">
            <text:p>15.4958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37785" calcext:value-type="float">
            <text:p>15.753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13997419355" calcext:value-type="float">
            <text:p>15.181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09" calcext:value-type="float">
            <text:p>14.81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5540645161" calcext:value-type="float">
            <text:p>14.486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02275" calcext:value-type="float">
            <text:p>14.6600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9862068966" calcext:value-type="float">
            <text:p>14.971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0079" calcext:value-type="float">
            <text:p>15.110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11375" calcext:value-type="float">
            <text:p>15.007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8709677419" calcext:value-type="float">
            <text:p>14.89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83125" calcext:value-type="float">
            <text:p>14.6518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85380645161" calcext:value-type="float">
            <text:p>14.358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85" calcext:value-type="float">
            <text:p>14.03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131525" calcext:value-type="float">
            <text:p>13.5713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6861935484" calcext:value-type="float">
            <text:p>13.1716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0415" calcext:value-type="float">
            <text:p>12.143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4252903226" calcext:value-type="float">
            <text:p>12.067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55925" calcext:value-type="float">
            <text:p>13.618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8688" calcext:value-type="float">
            <text:p>14.1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636825" calcext:value-type="float">
            <text:p>14.3763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5684" calcext:value-type="float">
            <text:p>14.2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81798709677" calcext:value-type="float">
            <text:p>14.098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52096" calcext:value-type="float">
            <text:p>13.9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7212903226" calcext:value-type="float">
            <text:p>14.054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64135" calcext:value-type="float">
            <text:p>13.976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186275" calcext:value-type="float">
            <text:p>14.141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64619354839" calcext:value-type="float">
            <text:p>14.21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829225" calcext:value-type="float">
            <text:p>13.768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72495483871" calcext:value-type="float">
            <text:p>13.537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97875" calcext:value-type="float">
            <text:p>13.5459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0951724138" calcext:value-type="float">
            <text:p>14.346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20555" calcext:value-type="float">
            <text:p>14.922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58647741936" calcext:value-type="float">
            <text:p>15.165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3848" calcext:value-type="float">
            <text:p>14.8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55243870968" calcext:value-type="float">
            <text:p>14.6055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7604" calcext:value-type="float">
            <text:p>14.3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1403870968" calcext:value-type="float">
            <text:p>14.2001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9762580645" calcext:value-type="float">
            <text:p>14.115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09784" calcext:value-type="float">
            <text:p>13.72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6046451613" calcext:value-type="float">
            <text:p>13.1706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7248" calcext:value-type="float">
            <text:p>13.13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5375483871" calcext:value-type="float">
            <text:p>13.174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126" calcext:value-type="float">
            <text:p>13.58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63458064516" calcext:value-type="float">
            <text:p>14.51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0529032258" calcext:value-type="float">
            <text:p>14.680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5618181818" calcext:value-type="float">
            <text:p>14.6435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1825" calcext:value-type="float">
            <text:p>14.60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1819354839" calcext:value-type="float">
            <text:p>14.64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3086451613" calcext:value-type="float">
            <text:p>14.6123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39" calcext:value-type="float">
            <text:p>14.6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1548387097" calcext:value-type="float">
            <text:p>14.58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6128" calcext:value-type="float">
            <text:p>13.38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3143483871" calcext:value-type="float">
            <text:p>13.303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4451428571" calcext:value-type="float">
            <text:p>13.5764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9398709677" calcext:value-type="float">
            <text:p>13.701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174" calcext:value-type="float">
            <text:p>13.96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31712" calcext:value-type="float">
            <text:p>13.3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8108387097" calcext:value-type="float">
            <text:p>13.738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1774117647" calcext:value-type="float">
            <text:p>13.813177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2544" calcext:value-type="float">
            <text:p>13.3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54864" calcext:value-type="float">
            <text:p>12.7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16642580645" calcext:value-type="float">
            <text:p>12.381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7181935484" calcext:value-type="float">
            <text:p>12.665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548" calcext:value-type="float">
            <text:p>12.3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8387096774" calcext:value-type="float">
            <text:p>11.761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8152" calcext:value-type="float">
            <text:p>11.88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21607741936" calcext:value-type="float">
            <text:p>12.9621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5585714286" calcext:value-type="float">
            <text:p>13.6675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64211612903" calcext:value-type="float">
            <text:p>14.406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0227096774" calcext:value-type="float">
            <text:p>14.758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548" calcext:value-type="float">
            <text:p>14.6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0619354839" calcext:value-type="float">
            <text:p>14.445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6816" calcext:value-type="float">
            <text:p>14.2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96487741936" calcext:value-type="float">
            <text:p>14.199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61148387097" calcext:value-type="float">
            <text:p>14.266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57408" calcext:value-type="float">
            <text:p>13.77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1827096774" calcext:value-type="float">
            <text:p>13.3711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7696" calcext:value-type="float">
            <text:p>13.2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3068387097" calcext:value-type="float">
            <text:p>13.135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36197142857" calcext:value-type="float">
            <text:p>13.5036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05739354839" calcext:value-type="float">
            <text:p>14.3505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64327741936" calcext:value-type="float">
            <text:p>14.3764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85848" calcext:value-type="float">
            <text:p>14.1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032" calcext:value-type="float">
            <text:p>13.4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9437419355" calcext:value-type="float">
            <text:p>13.056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4376774194" calcext:value-type="float">
            <text:p>13.051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9112" calcext:value-type="float">
            <text:p>12.1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6397419355" calcext:value-type="float">
            <text:p>12.1486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65488" calcext:value-type="float">
            <text:p>12.36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6745806452" calcext:value-type="float">
            <text:p>13.201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4048571429" calcext:value-type="float">
            <text:p>13.4174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61842580645" calcext:value-type="float">
            <text:p>14.256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74327741936" calcext:value-type="float">
            <text:p>14.7574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38488" calcext:value-type="float">
            <text:p>14.89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47491612903" calcext:value-type="float">
            <text:p>14.7447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3796" calcext:value-type="float">
            <text:p>14.62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70105806452" calcext:value-type="float">
            <text:p>14.7470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2184" calcext:value-type="float">
            <text:p>14.24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5864" calcext:value-type="float">
            <text:p>14.39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8756129032" calcext:value-type="float">
            <text:p>13.7408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04632" calcext:value-type="float">
            <text:p>13.5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7858064516" calcext:value-type="float">
            <text:p>13.464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5491862069" calcext:value-type="float">
            <text:p>13.56549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0144516129" calcext:value-type="float">
            <text:p>14.102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84510967742" calcext:value-type="float">
            <text:p>14.498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0964" calcext:value-type="float">
            <text:p>14.57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2049032258" calcext:value-type="float">
            <text:p>14.372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70304" calcext:value-type="float">
            <text:p>14.13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5632" calcext:value-type="float">
            <text:p>13.9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32496" calcext:value-type="float">
            <text:p>13.50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48416" calcext:value-type="float">
            <text:p>13.825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5716129032" calcext:value-type="float">
            <text:p>13.21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876" calcext:value-type="float">
            <text:p>13.10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10492903226" calcext:value-type="float">
            <text:p>13.631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5937142857" calcext:value-type="float">
            <text:p>14.4385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85550967742" calcext:value-type="float">
            <text:p>14.568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9503483871" calcext:value-type="float">
            <text:p>14.6595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1696" calcext:value-type="float">
            <text:p>14.5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8683870968" calcext:value-type="float">
            <text:p>14.309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5376" calcext:value-type="float">
            <text:p>14.0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34836129032" calcext:value-type="float">
            <text:p>14.033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7223225807" calcext:value-type="float">
            <text:p>14.136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08536" calcext:value-type="float">
            <text:p>13.8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2832" calcext:value-type="float">
            <text:p>13.5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1784" calcext:value-type="float">
            <text:p>13.2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22632258065" calcext:value-type="float">
            <text:p>14.05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2908571429" calcext:value-type="float">
            <text:p>14.4102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8309677419" calcext:value-type="float">
            <text:p>14.575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0449032258" calcext:value-type="float">
            <text:p>14.616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8808" calcext:value-type="float">
            <text:p>14.51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12678709677" calcext:value-type="float">
            <text:p>14.4212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824" calcext:value-type="float">
            <text:p>14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9907096774" calcext:value-type="float">
            <text:p>14.882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5113846154" calcext:value-type="float">
            <text:p>14.84751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736084355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167" calcext:value-type="float">
            <text:p>14.671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16" meta:object-count="0"/>
    <meta:user-defined meta:name="AppVersion">3.0</meta:user-defined>
  </office:meta>
</office:document-meta>
</file>